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……貝見</text:p>
          </table:table-cell>
          <table:table-cell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酉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齒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犭豸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西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</text:p>
          </table:table-cell>
          <table:table-cell office:value-type="string" calcext:value-type="string">
            <text:p>力业</text:p>
          </table:table-cell>
          <table:table-cell office:value-type="string" calcext:value-type="string">
            <text:p>习鳥</text:p>
          </table:table-cell>
          <table:table-cell office:value-type="string" calcext:value-type="string">
            <text:p>也巴白烏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礻示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 office:value-type="string" calcext:value-type="string">
            <text:p><text:span text:style-name="T1">……</text:span>自身</text:p>
          </table:table-cell>
          <table:table-cell table:style-name="ce24" office:value-type="string" calcext:value-type="string">
            <text:p>厶虫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㠯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3"/>
          <table:table-cell office:value-type="string" calcext:value-type="string">
            <text:p>冖黽</text:p>
          </table:table-cell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疒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而毛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生气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<text:span text:style-name="T1">厂</text:span>辰</text:p>
          </table:table-cell>
          <table:table-cell/>
          <table:table-cell office:value-type="string" calcext:value-type="string">
            <text:p>瓦</text:p>
          </table:table-cell>
          <table:table-cell/>
          <table:table-cell office:value-type="string" calcext:value-type="string">
            <text:p>風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豕乑</text:p>
          </table:table-cell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凵爿</text:p>
          </table:table-cell>
          <table:table-cell table:number-columns-repeated="6"/>
          <table:table-cell office:value-type="string" calcext:value-type="string">
            <text:p>殳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氏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0:12:31.4654110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6T10:13:58.423832880</dc:date>
    <meta:editing-duration>P5DT19H36M54S</meta:editing-duration>
    <meta:editing-cycles>1513</meta:editing-cycles>
    <meta:generator>LibreOffice/7.6.7.2$Linux_X86_64 LibreOffice_project/60$Build-2</meta:generator>
    <meta:document-statistic meta:table-count="1" meta:cell-count="445" meta:object-count="0"/>
  </office:meta>
</office:document-meta>
</file>